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Agent 1</text:p>
          </table:table-cell>
          <table:table-cell office:value-type="string" calcext:value-type="string">
            <text:p>Agent 2</text:p>
          </table:table-cell>
          <table:table-cell office:value-type="string" calcext:value-type="string">
            <text:p>Agent 3</text:p>
          </table:table-cell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Agent dist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  <table:table-cell/>
          <table:table-cell table:formula="of:= SQRT(POWER([.F2] - 89; 2) + POWER([.G2] - 16; 2))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/>
          <table:table-cell table:formula="of:= SQRT(POWER([.F3] - 89; 2) + POWER([.G3] - 16; 2))" office:value-type="float" office:value="85.375640553966" calcext:value-type="float">
            <text:p>85.375640553966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9" calcext:value-type="float">
            <text:p>9</text:p>
          </table:table-cell>
          <table:table-cell/>
          <table:table-cell table:formula="of:= SQRT(POWER([.F4] - 89; 2) + POWER([.G4] - 16; 2))" office:value-type="float" office:value="9.21954445729289" calcext:value-type="float">
            <text:p>9.2195444572928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/>
          <table:table-cell table:formula="of:= SQRT(POWER([.F5] - 89; 2) + POWER([.G5] - 16; 2))" office:value-type="float" office:value="45.2769256906871" calcext:value-type="float">
            <text:p>45.276925690687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74" calcext:value-type="float">
            <text:p>74</text:p>
          </table:table-cell>
          <table:table-cell/>
          <table:table-cell table:formula="of:= SQRT(POWER([.F6] - 89; 2) + POWER([.G6] - 16; 2))" office:value-type="float" office:value="100.439036235918" calcext:value-type="float">
            <text:p>100.4390362359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/>
          <table:table-cell table:formula="of:= SQRT(POWER([.F7] - 89; 2) + POWER([.G7] - 16; 2))" office:value-type="float" office:value="62.9682459657247" calcext:value-type="float">
            <text:p>62.9682459657247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/>
          <table:table-cell table:formula="of:= SQRT(POWER([.F8] - 89; 2) + POWER([.G8] - 16; 2))" office:value-type="float" office:value="50.1597448159378" calcext:value-type="float">
            <text:p>50.159744815937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  <table:table-cell/>
          <table:table-cell table:formula="of:= SQRT(POWER([.F9] - 89; 2) + POWER([.G9] - 16; 2))" office:value-type="float" office:value="50.1597448159378" calcext:value-type="float">
            <text:p>50.15974481593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5:36:42.480624007</meta:creation-date>
    <dc:date>2021-05-27T15:51:16.123293249</dc:date>
    <meta:editing-duration>PT3M42S</meta:editing-duration>
    <meta:editing-cycles>1</meta:editing-cycles>
    <meta:document-statistic meta:table-count="1" meta:cell-count="54" meta:object-count="0"/>
    <meta:generator>LibreOffice/6.4.7.2$Linux_X86_64 LibreOffice_project/40$Build-2</meta:generator>
  </office:meta>
</office:document-meta>
</file>